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3906in" svg:y="0.9776in">
            <draw:object draw:notify-on-update-of-ranges="Sheet1.A2:Sheet1.A27 Sheet1.B2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ta </text:p>
          </table:table-cell>
          <table:table-cell office:value-type="string" calcext:value-type="string">
            <text:p>alpha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.3" calcext:value-type="float">
            <text:p>1.3</text:p>
          </table:table-cell>
          <table:table-cell office:value-type="float" office:value="25" calcext:value-type="float">
            <text:p>25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74" calcext:value-type="float">
            <text:p>3.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4" calcext:value-type="float">
            <text:p>4.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28" calcext:value-type="float">
            <text:p>2.2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0:50:39.604614724</meta:creation-date>
    <dc:date>2025-12-02T11:22:35.313883690</dc:date>
    <meta:editing-duration>PT21M34S</meta:editing-duration>
    <meta:editing-cycles>2</meta:editing-cycles>
    <meta:generator>LibreOffice/25.2.7.2$Linux_X86_64 LibreOffice_project/520$Build-2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5cm" svg:y="4.201cm" style:legend-expansion="high" chart:style-name="ch2"/>
        <chart:plot-area chart:style-name="ch3" svg:x="0.32cm" svg:y="0.18cm" svg:width="13.095cm" svg:height="8.64cm">
          <chart:coordinate-region svg:x="0.57cm" svg:y="0.379cm" svg:width="12.55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7" chart:class="chart:scatter">
            <chart:domain table:cell-range-address="Sheet1.A2:Sheet1.A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">
                <text:p>-37</text:p>
                <draw:g>
                  <svg:desc>Sheet1.A2:Sheet1.A27</svg:desc>
                </draw:g>
              </table:table-cell>
              <table:table-cell office:value-type="float" office:value="1.3">
                <text:p>1.3</text:p>
                <draw:g>
                  <svg:desc>Sheet1.B2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7">
                <text:p>-2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">
                <text:p>-5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0">
                <text:p>-6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0">
                <text:p>-7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